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2-08_11-54-49_000.jpg</text:p>
          </table:table-cell>
          <table:table-cell table:style-name="ce14" office:value-type="string">
            <text:p>:m ストレッチ：やることリスト、メニュー：腰伸ばし、スクワット、他</text:p>
          </table:table-cell>
          <table:table-cell table:style-name="ce4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3" table:formula="of:=IF([.E2]=&quot;&quot;;[.C2];CONCATENATE([.C2];&quot; / &quot;;[.E2]))" office:value-type="string" office:string-value=":m ストレッチ：やることリスト、メニュー：腰伸ばし、スクワット、他">
            <text:p>:m ストレッチ：やることリスト、メニュー：腰伸ばし、スクワット、他</text:p>
          </table:table-cell>
          <table:table-cell table:style-name="ce4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2-08_11-55-18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916931 E-139-34-50.093994</text:p>
          </table:table-cell>
          <table:table-cell table:style-name="ce33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08_15-26-13_000.jpg</text:p>
          </table:table-cell>
          <table:table-cell table:style-name="ce17" office:value-type="string">
            <text:p>:m 1-4*6 RES / free / res-id=1LRH / theme=mathematics:combinations / session-3 / Q+;theorem+</text:p>
          </table:table-cell>
          <table:table-cell table:style-name="ce17"/>
          <table:table-cell table:style-name="ce4"/>
          <table:table-cell table:style-name="ce4" office:value-type="string">
            <text:p>N-35-35-28.463745 E-139-34-49.379882</text:p>
          </table:table-cell>
          <table:table-cell table:style-name="ce33" table:formula="of:=IF([.E4]=&quot;&quot;;[.C4];CONCATENATE([.C4];&quot; / &quot;;[.E4]))" office:value-type="string" office:string-value=":m 1-4*6 RES / free / res-id=1LRH / theme=mathematics:combinations / session-3 / Q+;theorem+">
            <text:p>:m 1-4*6 RES / free / res-id=1LRH / theme=mathematics:combinations / session-3 / Q+;theorem+</text:p>
          </table:table-cell>
          <table:table-cell table:style-name="ce4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2-08_15-26-41_000.jpg</text:p>
          </table:table-cell>
          <table:table-cell table:style-name="ce17" office:value-type="string">
            <text:p>:m 5-6*6 RES / free / res-id=1LRH / theme=mathematics:combinations / session-3 / Q+;theorem+</text:p>
          </table:table-cell>
          <table:table-cell table:style-name="ce18"/>
          <table:table-cell table:style-name="ce4"/>
          <table:table-cell table:style-name="ce4" office:value-type="string">
            <text:p>N-35-35-28.477478 E-139-34-49.489746</text:p>
          </table:table-cell>
          <table:table-cell table:style-name="ce33" table:formula="of:=IF([.E5]=&quot;&quot;;[.C5];CONCATENATE([.C5];&quot; / &quot;;[.E5]))" office:value-type="string" office:string-value=":m 5-6*6 RES / free / res-id=1LRH / theme=mathematics:combinations / session-3 / Q+;theorem+">
            <text:p>:m 5-6*6 RES / free / res-id=1LRH / theme=mathematics:combinations / session-3 / Q+;theorem+</text:p>
          </table:table-cell>
          <table:table-cell table:style-name="ce4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2-08_16-19-35_000.jpg</text:p>
          </table:table-cell>
          <table:table-cell table:style-name="ce17" office:value-type="string">
            <text:p>:m 災害備蓄 / 入れたもの / トマト缶 / 2020-1208-①</text:p>
          </table:table-cell>
          <table:table-cell table:style-name="ce16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3" table:formula="of:=IF([.E6]=&quot;&quot;;[.C6];CONCATENATE([.C6];&quot; / &quot;;[.E6]))" office:value-type="string" office:string-value=":m 災害備蓄 / 入れたもの / トマト缶 / 2020-1208-①">
            <text:p>:m 災害備蓄 / 入れたもの / トマト缶 / 2020-1208-①</text:p>
          </table:table-cell>
          <table:table-cell table:style-name="ce4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2-08_16-19-46_000.jpg</text:p>
          </table:table-cell>
          <table:table-cell table:style-name="ce17" office:value-type="string">
            <text:p>:m 災害備蓄 / 入れたもの / トマト缶 / 2020-1208-①</text:p>
          </table:table-cell>
          <table:table-cell table:style-name="ce16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3" table:formula="of:=IF([.E7]=&quot;&quot;;[.C7];CONCATENATE([.C7];&quot; / &quot;;[.E7]))" office:value-type="string" office:string-value=":m 災害備蓄 / 入れたもの / トマト缶 / 2020-1208-①">
            <text:p>:m 災害備蓄 / 入れたもの / トマト缶 / 2020-1208-①</text:p>
          </table:table-cell>
          <table:table-cell table:style-name="ce4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2-08_16-20-08_000.jpg</text:p>
          </table:table-cell>
          <table:table-cell table:style-name="ce17" office:value-type="string">
            <text:p>:m 災害備蓄 / 入れたもの / さば缶 / 2020-1208-①</text:p>
          </table:table-cell>
          <table:table-cell table:style-name="ce17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3" table:formula="of:=IF([.E8]=&quot;&quot;;[.C8];CONCATENATE([.C8];&quot; / &quot;;[.E8]))" office:value-type="string" office:string-value=":m 災害備蓄 / 入れたもの / さば缶 / 2020-1208-①">
            <text:p>:m 災害備蓄 / 入れたもの / さば缶 / 2020-1208-①</text:p>
          </table:table-cell>
          <table:table-cell table:style-name="ce4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2-08_16-23-53_000.jpg</text:p>
          </table:table-cell>
          <table:table-cell table:style-name="ce17" office:value-type="string">
            <text:p>:m 災害備蓄 / 入れたもの / さば缶 / 2020-1208-①</text:p>
          </table:table-cell>
          <table:table-cell table:style-name="ce18"/>
          <table:table-cell table:style-name="ce4"/>
          <table:table-cell table:style-name="ce4" office:value-type="string">
            <text:p>N-35-35-28.587341 E-139-34-49.434814</text:p>
          </table:table-cell>
          <table:table-cell table:style-name="ce33" table:formula="of:=IF([.E9]=&quot;&quot;;[.C9];CONCATENATE([.C9];&quot; / &quot;;[.E9]))" office:value-type="string" office:string-value=":m 災害備蓄 / 入れたもの / さば缶 / 2020-1208-①">
            <text:p>:m 災害備蓄 / 入れたもの / さば缶 / 2020-1208-①</text:p>
          </table:table-cell>
          <table:table-cell table:style-name="ce4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2-08_16-24-00_000.jpg</text:p>
          </table:table-cell>
          <table:table-cell table:style-name="ce17" office:value-type="string">
            <text:p>:m 災害備蓄 / 入れたもの / さば缶 / 2020-1208-①</text:p>
          </table:table-cell>
          <table:table-cell table:style-name="ce18"/>
          <table:table-cell table:style-name="ce4"/>
          <table:table-cell table:style-name="ce4" office:value-type="string">
            <text:p>N-35-35-28.587341 E-139-34-49.434814</text:p>
          </table:table-cell>
          <table:table-cell table:style-name="ce33" table:formula="of:=IF([.E10]=&quot;&quot;;[.C10];CONCATENATE([.C10];&quot; / &quot;;[.E10]))" office:value-type="string" office:string-value=":m 災害備蓄 / 入れたもの / さば缶 / 2020-1208-①">
            <text:p>:m 災害備蓄 / 入れたもの / さば缶 / 2020-1208-①</text:p>
          </table:table-cell>
          <table:table-cell table:style-name="ce4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2-08_16-24-00_001.jpg</text:p>
          </table:table-cell>
          <table:table-cell table:style-name="ce17" office:value-type="string">
            <text:p>:m 災害備蓄 / 入れたもの / さば缶 / 2020-1208-①</text:p>
          </table:table-cell>
          <table:table-cell table:style-name="ce16"/>
          <table:table-cell table:style-name="ce4"/>
          <table:table-cell table:style-name="ce4" office:value-type="string">
            <text:p>N-35-35-28.587341 E-139-34-49.434814</text:p>
          </table:table-cell>
          <table:table-cell table:style-name="ce33" table:formula="of:=IF([.E11]=&quot;&quot;;[.C11];CONCATENATE([.C11];&quot; / &quot;;[.E11]))" office:value-type="string" office:string-value=":m 災害備蓄 / 入れたもの / さば缶 / 2020-1208-①">
            <text:p>:m 災害備蓄 / 入れたもの / さば缶 / 2020-1208-①</text:p>
          </table:table-cell>
          <table:table-cell table:style-name="ce4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2-08_16-26-12_000.jpg</text:p>
          </table:table-cell>
          <table:table-cell table:style-name="ce17" office:value-type="string">
            <text:p>:m 災害備蓄 / 入れたもの / 大豆：ドライパック / 2020-1208-①</text:p>
          </table:table-cell>
          <table:table-cell table:style-name="ce17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3" table:formula="of:=IF([.E12]=&quot;&quot;;[.C12];CONCATENATE([.C12];&quot; / &quot;;[.E12]))" office:value-type="string" office:string-value=":m 災害備蓄 / 入れたもの / 大豆：ドライパック / 2020-1208-①">
            <text:p>:m 災害備蓄 / 入れたもの / 大豆：ドライパック / 2020-1208-①</text:p>
          </table:table-cell>
          <table:table-cell table:style-name="ce4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2-08_16-39-28_000.jpg</text:p>
          </table:table-cell>
          <table:table-cell table:style-name="ce8" office:value-type="string">
            <text:p>:m 災害備蓄 / 梱包完了＋リスト / 2020-1208-① / さば缶；トマト缶；大豆；ゴミ袋</text:p>
          </table:table-cell>
          <table:table-cell table:style-name="ce17"/>
          <table:table-cell table:style-name="ce4"/>
          <table:table-cell table:style-name="ce4" office:value-type="string">
            <text:p>N-35-35-28.532409 E-139-34-49.544677</text:p>
          </table:table-cell>
          <table:table-cell table:style-name="ce33" table:formula="of:=IF([.E13]=&quot;&quot;;[.C13];CONCATENATE([.C13];&quot; / &quot;;[.E13]))" office:value-type="string" office:string-value=":m 災害備蓄 / 梱包完了＋リスト / 2020-1208-① / さば缶；トマト缶；大豆；ゴミ袋">
            <text:p>:m 災害備蓄 / 梱包完了＋リスト / 2020-1208-① / さば缶；トマト缶；大豆；ゴミ袋</text:p>
          </table:table-cell>
          <table:table-cell table:style-name="ce4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2-08_18-03-50_000.jpg</text:p>
          </table:table-cell>
          <table:table-cell table:style-name="ce8" office:value-type="string">
            <text:p>:PHOTO 記録しておきたいもの / @台所：流し / 記録用 / 鍋：沸かしすぎて、お湯が全部、蒸発した</text:p>
          </table:table-cell>
          <table:table-cell table:style-name="ce18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3" table:formula="of:=IF([.E14]=&quot;&quot;;[.C14];CONCATENATE([.C14];&quot; / &quot;;[.E14]))" office:value-type="string" office:string-value=":PHOTO 記録しておきたいもの / @台所：流し / 記録用 / 鍋：沸かしすぎて、お湯が全部、蒸発した">
            <text:p>:PHOTO 記録しておきたいもの / @台所：流し / 記録用 / 鍋：沸かしすぎて、お湯が全部、蒸発した</text:p>
          </table:table-cell>
          <table:table-cell table:style-name="ce4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2-08_18-03-59_000.jpg</text:p>
          </table:table-cell>
          <table:table-cell table:style-name="ce8" office:value-type="string">
            <text:p>:PHOTO 記録しておきたいもの / @台所：流し / 記録用 / 鍋：沸かしすぎて、お湯が全部、蒸発した</text:p>
          </table:table-cell>
          <table:table-cell table:style-name="ce16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3" table:formula="of:=IF([.E15]=&quot;&quot;;[.C15];CONCATENATE([.C15];&quot; / &quot;;[.E15]))" office:value-type="string" office:string-value=":PHOTO 記録しておきたいもの / @台所：流し / 記録用 / 鍋：沸かしすぎて、お湯が全部、蒸発した">
            <text:p>:PHOTO 記録しておきたいもの / @台所：流し / 記録用 / 鍋：沸かしすぎて、お湯が全部、蒸発した</text:p>
          </table:table-cell>
          <table:table-cell table:style-name="ce4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12-08_18-04-48_000.jpg</text:p>
          </table:table-cell>
          <table:table-cell table:style-name="ce8" office:value-type="string">
            <text:p>:PHOTO 記録しておきたいもの / @台所：流し / 記録用 / 鍋：沸かしすぎて、お湯が全部、蒸発した</text:p>
          </table:table-cell>
          <table:table-cell table:style-name="ce16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33" table:formula="of:=IF([.E16]=&quot;&quot;;[.C16];CONCATENATE([.C16];&quot; / &quot;;[.E16]))" office:value-type="string" office:string-value=":PHOTO 記録しておきたいもの / @台所：流し / 記録用 / 鍋：沸かしすぎて、お湯が全部、蒸発した">
            <text:p>:PHOTO 記録しておきたいもの / @台所：流し / 記録用 / 鍋：沸かしすぎて、お湯が全部、蒸発した</text:p>
          </table:table-cell>
          <table:table-cell table:style-name="ce4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12-08_18-04-54_000.jpg</text:p>
          </table:table-cell>
          <table:table-cell table:style-name="ce8" office:value-type="string">
            <text:p>:PHOTO 記録しておきたいもの / @台所：流し / 記録用 / 鍋：沸かしすぎて、お湯が全部、蒸発した</text:p>
          </table:table-cell>
          <table:table-cell table:style-name="ce18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3" table:formula="of:=IF([.E17]=&quot;&quot;;[.C17];CONCATENATE([.C17];&quot; / &quot;;[.E17]))" office:value-type="string" office:string-value=":PHOTO 記録しておきたいもの / @台所：流し / 記録用 / 鍋：沸かしすぎて、お湯が全部、蒸発した">
            <text:p>:PHOTO 記録しておきたいもの / @台所：流し / 記録用 / 鍋：沸かしすぎて、お湯が全部、蒸発した</text:p>
          </table:table-cell>
          <table:table-cell table:style-name="ce4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12-08_20-50-58_000.jpg</text:p>
          </table:table-cell>
          <table:table-cell table:style-name="ce19" office:value-type="string">
            <text:p>:m 食べた物</text:p>
          </table:table-cell>
          <table:table-cell table:style-name="ce16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3" table:formula="of:=IF([.E18]=&quot;&quot;;[.C18];CONCATENATE([.C18];&quot; / &quot;;[.E18]))" office:value-type="string" office:string-value=":m 食べた物">
            <text:p>:m 食べた物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12-08_20-51-29_000.jpg</text:p>
          </table:table-cell>
          <table:table-cell table:style-name="ce19" office:value-type="string">
            <text:p>:m :th / 曲を「作る」のではなく、「探る」</text:p>
          </table:table-cell>
          <table:table-cell table:style-name="ce17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3" table:formula="of:=IF([.E19]=&quot;&quot;;[.C19];CONCATENATE([.C19];&quot; / &quot;;[.E19]))" office:value-type="string" office:string-value=":m :th / 曲を「作る」のではなく、「探る」">
            <text:p>:m :th / 曲を「作る」のではなく、「探る」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12-08_20-52-11_000.jpg</text:p>
          </table:table-cell>
          <table:table-cell table:style-name="ce17" office:value-type="string">
            <text:p>:m 1-4*6 RES / free / res-id=1LRH / theme=mathematics:combinations / session-4 / theorem+,Q+</text:p>
          </table:table-cell>
          <table:table-cell table:style-name="ce18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3" table:formula="of:=IF([.E20]=&quot;&quot;;[.C20];CONCATENATE([.C20];&quot; / &quot;;[.E20]))" office:value-type="string" office:string-value=":m 1-4*6 RES / free / res-id=1LRH / theme=mathematics:combinations / session-4 / theorem+,Q+">
            <text:p>:m 1-4*6 RES / free / res-id=1LRH / theme=mathematics:combinations / session-4 / theorem+,Q+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12-09_01-14-06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6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3" table:formula="of:=IF([.E21]=&quot;&quot;;[.C21];CONCATENATE([.C21];&quot; / &quot;;[.E21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12-09_01-14-12_000.jpg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3" table:formula="of:=IF([.E22]=&quot;&quot;;[.C22];CONCATENATE([.C22];&quot; / &quot;;[.E22]))" office:value-type="string" office:string-value=":m :PHOTO 寝た時刻 / 2020">
            <text:p>:m :PHOTO 寝た時刻 / 202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0-12-09_17-25-54_000.jpg</text:p>
          </table:table-cell>
          <table:table-cell table:style-name="ce19" office:value-type="string">
            <text:p>:m :th / 宮台氏の無様さ、神保氏の暗愚さ、苫米地氏の慢心さと自己陶酔さ：民族の歩みの一部</text:p>
          </table:table-cell>
          <table:table-cell table:style-name="ce23"/>
          <table:table-cell table:style-name="ce4"/>
          <table:table-cell table:style-name="ce4" office:value-type="string">
            <text:p>N-35-35-28.518676 E-139-34-49.160156</text:p>
          </table:table-cell>
          <table:table-cell table:style-name="ce33" table:formula="of:=IF([.E23]=&quot;&quot;;[.C23];CONCATENATE([.C23];&quot; / &quot;;[.E23]))" office:value-type="string" office:string-value=":m :th / 宮台氏の無様さ、神保氏の暗愚さ、苫米地氏の慢心さと自己陶酔さ：民族の歩みの一部">
            <text:p>:m :th / 宮台氏の無様さ、神保氏の暗愚さ、苫米地氏の慢心さと自己陶酔さ：民族の歩みの一部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0-12-09_20-31-37_000.jpg</text:p>
          </table:table-cell>
          <table:table-cell table:style-name="ce8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3" table:formula="of:=IF([.E24]=&quot;&quot;;[.C24];CONCATENATE([.C24];&quot; / &quot;;[.E24]))" office:value-type="string" office:string-value=":m 食べた物">
            <text:p>:m 食べた物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0-12-09_22-36-23_000.jpg</text:p>
          </table:table-cell>
          <table:table-cell table:style-name="ce8" office:value-type="string">
            <text:p>-*</text:p>
          </table:table-cell>
          <table:table-cell table:style-name="ce18"/>
          <table:table-cell table:style-name="ce4"/>
          <table:table-cell table:style-name="ce4"/>
          <table:table-cell table:style-name="ce33" table:formula="of:=IF([.E25]=&quot;&quot;;[.C25];CONCATENATE([.C25];&quot; / &quot;;[.E25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0-12-10_04-06-19_000.jpg</text:p>
          </table:table-cell>
          <table:table-cell table:style-name="ce18" office:value-type="string">
            <text:p>:m :PHOTO 寝た時刻 / 2020 / オナニー：２時間２０分ぐらい</text:p>
          </table:table-cell>
          <table:table-cell table:style-name="ce16"/>
          <table:table-cell table:style-name="ce4"/>
          <table:table-cell table:style-name="ce4" office:value-type="string">
            <text:p>N-35-35-28.436279 E-139-34-49.489746</text:p>
          </table:table-cell>
          <table:table-cell table:style-name="ce33" table:formula="of:=IF([.E26]=&quot;&quot;;[.C26];CONCATENATE([.C26];&quot; / &quot;;[.E26]))" office:value-type="string" office:string-value=":m :PHOTO 寝た時刻 / 2020 / オナニー：２時間２０分ぐらい">
            <text:p>:m :PHOTO 寝た時刻 / 2020 / オナニー：２時間２０分ぐらい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08_18-35-58_000.mp4</text:p>
          </table:table-cell>
          <table:table-cell table:style-name="ce8" office:value-type="string">
            <text:p>:VIDEO / @自室 / 記録 / jap.flute-bamboo / 演奏、play / b-2020-1208-1 / genr=tips:how-to-blow:half-note:oct-1:h-1h</text:p>
          </table:table-cell>
          <table:table-cell table:style-name="ce16"/>
          <table:table-cell table:style-name="ce4"/>
          <table:table-cell table:style-name="ce4"/>
          <table:table-cell table:style-name="ce33" table:formula="of:=IF([.E27]=&quot;&quot;;[.C27];CONCATENATE([.C27];&quot; / &quot;;[.E27]))" office:value-type="string" office:string-value=":VIDEO / @自室 / 記録 / jap.flute-bamboo / 演奏、play / b-2020-1208-1 / genr=tips:how-to-blow:half-note:oct-1:h-1h">
            <text:p>:VIDEO / @自室 / 記録 / jap.flute-bamboo / 演奏、play / b-2020-1208-1 / genr=tips:how-to-blow:half-note:oct-1:h-1h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2-08_18-43-06_000.mp4</text:p>
          </table:table-cell>
          <table:table-cell table:style-name="ce8" office:value-type="string">
            <text:p>:VIDEO / @自室 / 記録 / jap.flute-bamboo / 演奏、play / b-2020-1208-2 / genr=f-N:composition-relay-11</text:p>
          </table:table-cell>
          <table:table-cell table:style-name="ce18"/>
          <table:table-cell table:style-name="ce4"/>
          <table:table-cell table:style-name="ce4"/>
          <table:table-cell table:style-name="ce33" table:formula="of:=IF([.E28]=&quot;&quot;;[.C28];CONCATENATE([.C28];&quot; / &quot;;[.E28]))" office:value-type="string" office:string-value=":VIDEO / @自室 / 記録 / jap.flute-bamboo / 演奏、play / b-2020-1208-2 / genr=f-N:composition-relay-11">
            <text:p>:VIDEO / @自室 / 記録 / jap.flute-bamboo / 演奏、play / b-2020-1208-2 / genr=f-N:composition-relay-11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2-08_18-47-56_000.mp4</text:p>
          </table:table-cell>
          <table:table-cell table:style-name="ce8" office:value-type="string">
            <text:p>:VIDEO / @自室 / 記録 / jap.flute-bamboo / 演奏、play / b-2020-1208-3 / genr=f-prev:composition-relay-11,for=ph-N:trembling-sound</text:p>
          </table:table-cell>
          <table:table-cell table:style-name="ce8"/>
          <table:table-cell table:style-name="ce4"/>
          <table:table-cell table:style-name="ce4"/>
          <table:table-cell table:style-name="ce33" table:formula="of:=IF([.E29]=&quot;&quot;;[.C29];CONCATENATE([.C29];&quot; / &quot;;[.E29]))" office:value-type="string" office:string-value=":VIDEO / @自室 / 記録 / jap.flute-bamboo / 演奏、play / b-2020-1208-3 / genr=f-prev:composition-relay-11,for=ph-N:trembling-sound">
            <text:p>:VIDEO / @自室 / 記録 / jap.flute-bamboo / 演奏、play / b-2020-1208-3 / genr=f-prev:composition-relay-11,for=ph-N:trembling-sound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2-08_18-56-09_000.mp4</text:p>
          </table:table-cell>
          <table:table-cell table:style-name="ce8" office:value-type="string">
            <text:p>:VIDEO / @自室 / 記録 / jap.flute / 演奏、play / f-2020-1208-1X / genr=tips:how-to-blow:lower-notes:h-1~3:oct-1:下唇を押し付ける</text:p>
          </table:table-cell>
          <table:table-cell table:style-name="ce17"/>
          <table:table-cell table:style-name="ce4"/>
          <table:table-cell table:style-name="ce4"/>
          <table:table-cell table:style-name="ce33" table:formula="of:=IF([.E30]=&quot;&quot;;[.C30];CONCATENATE([.C30];&quot; / &quot;;[.E30]))" office:value-type="string" office:string-value=":VIDEO / @自室 / 記録 / jap.flute / 演奏、play / f-2020-1208-1X / genr=tips:how-to-blow:lower-notes:h-1~3:oct-1:下唇を押し付ける">
            <text:p>:VIDEO / @自室 / 記録 / jap.flute / 演奏、play / f-2020-1208-1X / genr=tips:how-to-blow:lower-notes:h-1~3:oct-1:下唇を押し付ける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3" table:formula="of:=IF([.E31]=&quot;&quot;;[.C31];CONCATENATE([.C31];&quot; / &quot;;[.E3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3" table:formula="of:=IF([.E32]=&quot;&quot;;[.C32];CONCATENATE([.C32];&quot; / &quot;;[.E3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6"/>
          <table:table-cell table:style-name="ce4"/>
          <table:table-cell table:style-name="ce4"/>
          <table:table-cell table:style-name="ce33" table:formula="of:=IF([.E33]=&quot;&quot;;[.C33];CONCATENATE([.C33];&quot; / &quot;;[.E3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3" table:formula="of:=IF([.E34]=&quot;&quot;;[.C34];CONCATENATE([.C34];&quot; / &quot;;[.E3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3" table:formula="of:=IF([.E35]=&quot;&quot;;[.C35];CONCATENATE([.C35];&quot; / &quot;;[.E3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3" table:formula="of:=IF([.E36]=&quot;&quot;;[.C36];CONCATENATE([.C36];&quot; / &quot;;[.E3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3" table:formula="of:=IF([.E37]=&quot;&quot;;[.C37];CONCATENATE([.C37];&quot; / &quot;;[.E3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3" table:formula="of:=IF([.E38]=&quot;&quot;;[.C38];CONCATENATE([.C38];&quot; / &quot;;[.E3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5"/>
          <table:table-cell table:style-name="ce4"/>
          <table:table-cell table:style-name="ce4"/>
          <table:table-cell table:style-name="ce33" table:formula="of:=IF([.E39]=&quot;&quot;;[.C39];CONCATENATE([.C39];&quot; / &quot;;[.E3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3"/>
          <table:table-cell table:style-name="ce4"/>
          <table:table-cell table:style-name="ce4"/>
          <table:table-cell table:style-name="ce33" table:formula="of:=IF([.E40]=&quot;&quot;;[.C40];CONCATENATE([.C40];&quot; / &quot;;[.E4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5"/>
          <table:table-cell table:style-name="ce4"/>
          <table:table-cell table:style-name="ce4"/>
          <table:table-cell table:style-name="ce33" table:formula="of:=IF([.E41]=&quot;&quot;;[.C41];CONCATENATE([.C41];&quot; / &quot;;[.E4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3" table:formula="of:=IF([.E42]=&quot;&quot;;[.C42];CONCATENATE([.C42];&quot; / &quot;;[.E4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3" table:formula="of:=IF([.E43]=&quot;&quot;;[.C43];CONCATENATE([.C43];&quot; / &quot;;[.E4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3" table:formula="of:=IF([.E44]=&quot;&quot;;[.C44];CONCATENATE([.C44];&quot; / &quot;;[.E4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3" table:formula="of:=IF([.E45]=&quot;&quot;;[.C45];CONCATENATE([.C45];&quot; / &quot;;[.E4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3" table:formula="of:=IF([.E46]=&quot;&quot;;[.C46];CONCATENATE([.C46];&quot; / &quot;;[.E4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3" table:formula="of:=IF([.E47]=&quot;&quot;;[.C47];CONCATENATE([.C47];&quot; / &quot;;[.E4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3" table:formula="of:=IF([.E54]=&quot;&quot;;[.C54];CONCATENATE([.C54];&quot; / &quot;;[.E5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3" table:formula="of:=IF([.E55]=&quot;&quot;;[.C55];CONCATENATE([.C55];&quot; / &quot;;[.E5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3" table:formula="of:=IF([.E56]=&quot;&quot;;[.C56];CONCATENATE([.C56];&quot; / &quot;;[.E5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3" table:formula="of:=IF([.E57]=&quot;&quot;;[.C57];CONCATENATE([.C57];&quot; / &quot;;[.E5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3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3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3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3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3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3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3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3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3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5"/>
          <table:table-cell table:style-name="ce4" table:number-columns-repeated="3"/>
          <table:table-cell table:style-name="ce33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6"/>
          <table:table-cell table:number-columns-repeated="3"/>
          <table:table-cell table:style-name="ce33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9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29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0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29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2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2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2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2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29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2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0">2020/12/10</text:date>, <text:time>13:44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2-10T13:44:47.09</dc:date>
    <dc:creator>iwabuchi ken</dc:creator>
    <meta:editing-duration>P29DT6H36M54S</meta:editing-duration>
    <meta:editing-cycles>10848</meta:editing-cycles>
    <meta:document-statistic meta:table-count="1" meta:cell-count="499" meta:object-count="0"/>
  </office:meta>
</office:document-meta>
</file>